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cm" table:align="left"/>
    </style:style>
    <style:style style:name="Table1.A" style:family="table-column">
      <style:table-column-properties style:column-width="4.999cm"/>
    </style:style>
    <style:style style:name="Table1.B" style:family="table-column">
      <style:table-column-properties style:column-width="5.001cm"/>
    </style:style>
    <style:style style:name="Table1.1" style:family="table-row">
      <style:table-row-properties style:min-row-height="1.799cm"/>
    </style:style>
    <style:style style:name="Table1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1.C1" style:family="table-cell">
      <style:table-cell-properties fo:background-color="transparent" fo:padding="0.097cm" fo:border="0.05pt dotte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C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e1.A15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C15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e2" style:family="table">
      <style:table-properties style:width="15cm" fo:break-before="page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5.001cm"/>
    </style:style>
    <style:style style:name="Table2.1" style:family="table-row">
      <style:table-row-properties style:min-row-height="1.799cm"/>
    </style:style>
    <style:style style:name="Table2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2.C1" style:family="table-cell">
      <style:table-cell-properties fo:background-color="transparent" fo:padding="0.097cm" fo:border="0.05pt dotte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2.C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" fo:font-size="26pt" officeooo:rsid="00173b3f" officeooo:paragraph-rsid="00173b3f" style:font-size-asian="22.75pt" style:font-size-complex="26pt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26pt" officeooo:rsid="00194a02" officeooo:paragraph-rsid="00194a02" style:font-size-asian="22.75pt" style:font-size-complex="26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0d9d05" style:font-size-asian="26pt" style:font-size-complex="26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26pt" officeooo:rsid="000d9d05" officeooo:paragraph-rsid="0014a67e" style:font-size-asian="26pt" style:font-size-complex="26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4a67e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674be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8b593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8pt" officeooo:rsid="00194a02" officeooo:paragraph-rsid="00194a02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4a67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674be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8b59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0pt" officeooo:rsid="001674be" officeooo:paragraph-rsid="001674be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0pt" officeooo:rsid="001674be" officeooo:paragraph-rsid="0018b593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771ae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8b59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10pt" officeooo:rsid="0018b593" officeooo:paragraph-rsid="0018b59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4a67e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674be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8b593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771ae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8b593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Roboto" fo:font-size="10pt" officeooo:rsid="0018b593" officeooo:paragraph-rsid="0018b593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4a67e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674b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Roboto" fo:font-size="11pt" officeooo:rsid="0014a67e" officeooo:paragraph-rsid="0018b593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Roboto" fo:font-size="11pt" officeooo:rsid="0018b593" officeooo:paragraph-rsid="0018b593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Roboto" fo:font-size="13pt" officeooo:rsid="0014a67e" officeooo:paragraph-rsid="0018b593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Roboto" fo:font-size="13pt" officeooo:rsid="0018b593" officeooo:paragraph-rsid="0018b593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style:font-name="Roboto" fo:font-size="24pt" officeooo:rsid="00194a02" officeooo:paragraph-rsid="00194a02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style:font-name="Roboto" fo:font-size="20pt" officeooo:rsid="00194a02" officeooo:paragraph-rsid="00194a02" style:font-size-asian="20pt" style:font-size-complex="20pt"/>
    </style:style>
    <style:style style:name="P31" style:family="paragraph" style:parent-style-name="Table_20_Contents">
      <style:paragraph-properties fo:text-align="center" style:justify-single-word="false"/>
      <style:text-properties style:font-name="Roboto" fo:font-size="16pt" officeooo:rsid="00194a02" officeooo:paragraph-rsid="00194a02" style:font-size-asian="16pt" style:font-size-complex="16pt"/>
    </style:style>
    <style:style style:name="P32" style:family="paragraph" style:parent-style-name="Standard">
      <style:text-properties officeooo:paragraph-rsid="0018b593"/>
    </style:style>
    <style:style style:name="P33" style:family="paragraph" style:parent-style-name="Standard">
      <style:paragraph-properties fo:break-before="page"/>
      <style:text-properties officeooo:paragraph-rsid="0018b593"/>
    </style:style>
    <style:style style:name="P34" style:family="paragraph" style:parent-style-name="Table_20_Contents">
      <style:paragraph-properties fo:text-align="center" style:justify-single-word="false"/>
      <style:text-properties style:font-name="Roboto" fo:font-size="11pt" officeooo:rsid="0018b593" officeooo:paragraph-rsid="0018b593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Roboto" fo:font-size="10pt" officeooo:rsid="0019df46" officeooo:paragraph-rsid="0019df46" style:font-size-asian="10pt" style:font-size-complex="10pt"/>
    </style:style>
    <style:style style:name="T1" style:family="text">
      <style:text-properties officeooo:rsid="001674be"/>
    </style:style>
    <style:style style:name="T2" style:family="text">
      <style:text-properties officeooo:rsid="001771ae"/>
    </style:style>
    <style:style style:name="T3" style:family="text">
      <style:text-properties officeooo:rsid="0018b5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3">Elko Radial</text:p>
            <text:p text:style-name="P5">1 µF</text:p>
            <text:p text:style-name="P9"/>
          </table:table-cell>
          <table:table-cell table:style-name="Table1.A2" office:value-type="string">
            <text:p text:style-name="P23">Elko Radial</text:p>
            <text:p text:style-name="P5">2,2 µF</text:p>
            <text:p text:style-name="P17">63 V</text:p>
          </table:table-cell>
          <table:table-cell table:style-name="Table1.C2" office:value-type="string">
            <text:p text:style-name="P23">Elko Radial</text:p>
            <text:p text:style-name="P5">4,7 µF</text:p>
            <text:p text:style-name="P9">63 V</text:p>
          </table:table-cell>
        </table:table-row>
        <table:table-row table:style-name="Table1.1">
          <table:table-cell table:style-name="Table1.A2" office:value-type="string">
            <text:p text:style-name="P24">Elko Radial</text:p>
            <text:p text:style-name="P6"><text:span text:style-name="T1">10</text:span> µF</text:p>
            <text:p text:style-name="P12">35 V / 63 V</text:p>
          </table:table-cell>
          <table:table-cell table:style-name="Table1.A2" office:value-type="string">
            <text:p text:style-name="P24">Elko Radial</text:p>
            <text:p text:style-name="P6">22 µF</text:p>
            <text:p text:style-name="P12">35 V / 63 V</text:p>
          </table:table-cell>
          <table:table-cell table:style-name="Table1.C2" office:value-type="string">
            <text:p text:style-name="P24">Elko Radial</text:p>
            <text:p text:style-name="P6">47 µF</text:p>
            <text:p text:style-name="P18"><text:span text:style-name="T1">25</text:span> V / <text:span text:style-name="T1">63 V</text:span></text:p>
          </table:table-cell>
        </table:table-row>
        <table:table-row table:style-name="Table1.1">
          <table:table-cell table:style-name="Table1.A2" office:value-type="string">
            <text:p text:style-name="P24">Elko Radial</text:p>
            <text:p text:style-name="P6"><text:span text:style-name="T1">100</text:span> µF</text:p>
            <text:p text:style-name="P10"><text:span text:style-name="T1">25</text:span> V / <text:span text:style-name="T1">50 V</text:span></text:p>
          </table:table-cell>
          <table:table-cell table:style-name="Table1.A2" office:value-type="string">
            <text:p text:style-name="P24">Elko Radial</text:p>
            <text:p text:style-name="P6"><text:span text:style-name="T1">220</text:span> µF</text:p>
            <text:p text:style-name="P14">16 V / 40 V / 63 V</text:p>
          </table:table-cell>
          <table:table-cell table:style-name="Table1.C2" office:value-type="string">
            <text:p text:style-name="P24">Elko Radial</text:p>
            <text:p text:style-name="P6"><text:span text:style-name="T1">470</text:span> µF</text:p>
            <text:p text:style-name="P20">40 V / 63 V</text:p>
          </table:table-cell>
        </table:table-row>
        <table:table-row table:style-name="Table1.1">
          <table:table-cell table:style-name="Table1.A2" office:value-type="string">
            <text:p text:style-name="P24">Elko Radial</text:p>
            <text:p text:style-name="P6"><text:span text:style-name="T1">1000</text:span> µF</text:p>
            <text:p text:style-name="P10"><text:span text:style-name="T2">16</text:span> V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Elko <text:span text:style-name="T1">Axial</text:span></text:p>
            <text:p text:style-name="P5">1 µF</text:p>
            <text:p text:style-name="P9"/>
          </table:table-cell>
          <table:table-cell table:style-name="Table1.A2" office:value-type="string">
            <text:p text:style-name="P24">Elko <text:span text:style-name="T1">Axial</text:span></text:p>
            <text:p text:style-name="P5">2,2 µF</text:p>
            <text:p text:style-name="P20">25 V / 63 V</text:p>
          </table:table-cell>
          <table:table-cell table:style-name="Table1.C2" office:value-type="string">
            <text:p text:style-name="P24">Elko <text:span text:style-name="T1">Axial</text:span></text:p>
            <text:p text:style-name="P5">4,7 µF</text:p>
            <text:p text:style-name="P9"><text:span text:style-name="T2">16 V / 25 V / </text:span>63 V</text:p>
          </table:table-cell>
        </table:table-row>
        <table:table-row table:style-name="Table1.1">
          <table:table-cell table:style-name="Table1.A2" office:value-type="string">
            <text:p text:style-name="P24">Elko <text:span text:style-name="T1">Axial</text:span></text:p>
            <text:p text:style-name="P6"><text:span text:style-name="T1">10</text:span> µF</text:p>
            <text:p text:style-name="P14">25 V / 40 V / 63 V</text:p>
          </table:table-cell>
          <table:table-cell table:style-name="Table1.A2" office:value-type="string">
            <text:p text:style-name="P24">Elko <text:span text:style-name="T1">Axial</text:span></text:p>
            <text:p text:style-name="P6">22 µF</text:p>
            <text:p text:style-name="P14">25 V / 40 V / 63 V</text:p>
          </table:table-cell>
          <table:table-cell table:style-name="Table1.C2" office:value-type="string">
            <text:p text:style-name="P24">Elko <text:span text:style-name="T1">Axial</text:span></text:p>
            <text:p text:style-name="P6">47 µF</text:p>
            <text:p text:style-name="P20">25 V / 40 V / 63 V</text:p>
          </table:table-cell>
        </table:table-row>
        <table:table-row table:style-name="Table1.1">
          <table:table-cell table:style-name="Table1.A2" office:value-type="string">
            <text:p text:style-name="P24">Elko <text:span text:style-name="T1">Axial</text:span></text:p>
            <text:p text:style-name="P6"><text:span text:style-name="T1">100</text:span> µF</text:p>
            <text:p text:style-name="P14">25 V / 40 V / 63 V</text:p>
          </table:table-cell>
          <table:table-cell table:style-name="Table1.A2" office:value-type="string">
            <text:p text:style-name="P24">Elko <text:span text:style-name="T1">Axial</text:span></text:p>
            <text:p text:style-name="P6"><text:span text:style-name="T1">220</text:span> µF</text:p>
            <text:p text:style-name="P14">25 V / 40 V / 63 V</text:p>
          </table:table-cell>
          <table:table-cell table:style-name="Table1.C2" office:value-type="string">
            <text:p text:style-name="P24">Elko <text:span text:style-name="T1">Axial</text:span></text:p>
            <text:p text:style-name="P6"><text:span text:style-name="T1">470</text:span> µF</text:p>
            <text:p text:style-name="P20">25 V / 40 V</text:p>
          </table:table-cell>
        </table:table-row>
        <table:table-row table:style-name="Table1.1">
          <table:table-cell table:style-name="Table1.A2" office:value-type="string">
            <text:p text:style-name="P25">Elko <text:span text:style-name="T1">Axial</text:span></text:p>
            <text:p text:style-name="P7"><text:span text:style-name="T1">470</text:span> µF</text:p>
            <text:p text:style-name="P22">63 V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4">Elko <text:span text:style-name="T1">Axial</text:span></text:p>
            <text:p text:style-name="P6"><text:span text:style-name="T1">1000</text:span> µF</text:p>
            <text:p text:style-name="P35">16 V</text:p>
          </table:table-cell>
          <table:table-cell table:style-name="Table1.A2" office:value-type="string">
            <text:p text:style-name="P24">Elko <text:span text:style-name="T1">Axial</text:span></text:p>
            <text:p text:style-name="P6"><text:span text:style-name="T1">2200</text:span> µF</text:p>
            <text:p text:style-name="P16">16 V</text:p>
          </table:table-cell>
          <table:table-cell table:style-name="Table1.C2" office:value-type="string">
            <text:p text:style-name="P24">Elko <text:span text:style-name="T1">Axial</text:span></text:p>
            <text:p text:style-name="P6"><text:span text:style-name="T1">4700</text:span> µF</text:p>
            <text:p text:style-name="P16">40 V</text:p>
          </table:table-cell>
        </table:table-row>
        <text:soft-page-break/>
        <table:table-row table:style-name="Table1.1">
          <table:table-cell table:style-name="Table1.A15" office:value-type="string">
            <text:p text:style-name="P1">Relais</text:p>
          </table:table-cell>
          <table:table-cell table:style-name="Table1.A15" office:value-type="string">
            <text:p text:style-name="P1">Relais</text:p>
          </table:table-cell>
          <table:table-cell table:style-name="Table1.C15" office:value-type="string">
            <text:p text:style-name="P1">Relais</text:p>
          </table:table-cell>
        </table:table-row>
        <table:table-row table:style-name="Table1.1">
          <table:table-cell table:style-name="Table1.A15" office:value-type="string">
            <text:p text:style-name="P1">IC-Sockel</text:p>
          </table:table-cell>
          <table:table-cell table:style-name="Table1.A15" office:value-type="string">
            <text:p text:style-name="P1">IC-Sockel</text:p>
          </table:table-cell>
          <table:table-cell table:style-name="Table1.C15" office:value-type="string">
            <text:p text:style-name="P1">IC-Sockel</text:p>
          </table:table-cell>
        </table:table-row>
        <table:table-row table:style-name="Table1.1">
          <table:table-cell table:style-name="Table1.A15" office:value-type="string">
            <text:p text:style-name="P1">LEDs</text:p>
          </table:table-cell>
          <table:table-cell table:style-name="Table1.A15" office:value-type="string">
            <text:p text:style-name="P1">LEDs</text:p>
          </table:table-cell>
          <table:table-cell table:style-name="Table1.C15" office:value-type="string">
            <text:p text:style-name="P1">LEDs</text:p>
          </table:table-cell>
        </table:table-row>
        <table:table-row table:style-name="Table1.1">
          <table:table-cell table:style-name="Table1.A15" office:value-type="string">
            <text:p text:style-name="P1">LEDs</text:p>
          </table:table-cell>
          <table:table-cell table:style-name="Table1.A15" office:value-type="string">
            <text:p text:style-name="P1">7-Segment</text:p>
          </table:table-cell>
          <table:table-cell table:style-name="Table1.C15" office:value-type="string">
            <text:p text:style-name="P1">Schalter</text:p>
          </table:table-cell>
        </table:table-row>
        <table:table-row table:style-name="Table1.1">
          <table:table-cell table:style-name="Table1.A15" office:value-type="string">
            <text:p text:style-name="P1">Schalter</text:p>
          </table:table-cell>
          <table:table-cell table:style-name="Table1.A15" office:value-type="string">
            <text:p text:style-name="P1">Schalter</text:p>
          </table:table-cell>
          <table:table-cell table:style-name="Table1.C15" office:value-type="string">
            <text:p text:style-name="P1">Relais</text:p>
          </table:table-cell>
        </table:table-row>
        <table:table-row table:style-name="Table1.1">
          <table:table-cell table:style-name="Table1.A15" office:value-type="string">
            <text:p text:style-name="P1">Relais</text:p>
          </table:table-cell>
          <table:table-cell table:style-name="Table1.A15" office:value-type="string">
            <text:p text:style-name="P1">Relais</text:p>
          </table:table-cell>
          <table:table-cell table:style-name="Table1.C15" office:value-type="string">
            <text:p text:style-name="P1">Relais</text:p>
          </table:table-cell>
        </table:table-row>
        <table:table-row table:style-name="Table1.1">
          <table:table-cell table:style-name="Table1.A15" office:value-type="string">
            <text:p text:style-name="P2">Relais</text:p>
          </table:table-cell>
          <table:table-cell table:style-name="Table1.A15" office:value-type="string">
            <text:p text:style-name="P2">Lötfahnen</text:p>
          </table:table-cell>
          <table:table-cell table:style-name="Table1.C15" office:value-type="string">
            <text:p text:style-name="P31">Mandelstromfilter</text:p>
          </table:table-cell>
        </table:table-row>
        <table:table-row table:style-name="Table1.1">
          <table:table-cell table:style-name="Table1.A15" office:value-type="string">
            <text:p text:style-name="P2">Jumper</text:p>
          </table:table-cell>
          <table:table-cell table:style-name="Table1.A15" office:value-type="string">
            <text:p text:style-name="P29">Linearregler</text:p>
          </table:table-cell>
          <table:table-cell table:style-name="Table1.C15" office:value-type="string">
            <text:p text:style-name="P29">Linearregler</text:p>
          </table:table-cell>
        </table:table-row>
        <table:table-row table:style-name="Table1.1">
          <table:table-cell table:style-name="Table1.A15" office:value-type="string">
            <text:p text:style-name="P8">Bananenbuchse</text:p>
          </table:table-cell>
          <table:table-cell table:style-name="Table1.A15" office:value-type="string">
            <text:p text:style-name="P2">LEDs</text:p>
          </table:table-cell>
          <table:table-cell table:style-name="Table1.C15" office:value-type="string">
            <text:p text:style-name="P8">7-Segment-anzeige</text:p>
          </table:table-cell>
        </table:table-row>
        <table:table-row table:style-name="Table1.1">
          <table:table-cell table:style-name="Table1.A15" office:value-type="string">
            <text:p text:style-name="P30">Distanzhülsen</text:p>
          </table:table-cell>
          <table:table-cell table:style-name="Table1.A15" office:value-type="string">
            <text:p text:style-name="P30">Klinkenstecker</text:p>
          </table:table-cell>
          <table:table-cell table:style-name="Table1.C15" office:value-type="string">
            <text:p text:style-name="P8">Glühbirnen-fassungen</text:p>
          </table:table-cell>
        </table:table-row>
        <table:table-row table:style-name="Table1.1">
          <table:table-cell table:style-name="Table1.A15" office:value-type="string">
            <text:p text:style-name="P2">Glühbirnen</text:p>
          </table:table-cell>
          <table:table-cell table:style-name="Table1.A15" office:value-type="string">
            <text:p text:style-name="P2">Quarze</text:p>
          </table:table-cell>
          <table:table-cell table:style-name="Table1.C15" office:value-type="string">
            <text:p text:style-name="P2">Taster</text:p>
          </table:table-cell>
        </table:table-row>
        <table:table-row table:style-name="Table1.1">
          <table:table-cell table:style-name="Table1.A15" office:value-type="string">
            <text:p text:style-name="P29">DIP-Schalter</text:p>
          </table:table-cell>
          <table:table-cell table:style-name="Table1.A15" office:value-type="string">
            <text:p text:style-name="P1"/>
          </table:table-cell>
          <table:table-cell table:style-name="Table1.C15" office:value-type="string">
            <text:p text:style-name="P1"/>
          </table:table-cell>
        </table:table-row>
      </table:table>
      <text:p text:style-name="Standard"/>
      <text:p text:style-name="P33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6">Alu Elko</text:p>
            <text:p text:style-name="P7">1 µF</text:p>
            <text:p text:style-name="P16">25 V / 40 V</text:p>
          </table:table-cell>
          <table:table-cell table:style-name="Table2.A1" office:value-type="string">
            <text:p text:style-name="P26">Alu Elko</text:p>
            <text:p text:style-name="P7">2,2 µF</text:p>
            <text:p text:style-name="P19"/>
          </table:table-cell>
          <table:table-cell table:style-name="Table2.C1" office:value-type="string">
            <text:p text:style-name="P26">Alu Elko</text:p>
            <text:p text:style-name="P7">4,7 µF</text:p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26">Alu Elko</text:p>
            <text:p text:style-name="P7"><text:span text:style-name="T1">10</text:span> µF</text:p>
            <text:p text:style-name="P13"><text:span text:style-name="T3">2</text:span>5 V</text:p>
          </table:table-cell>
          <table:table-cell table:style-name="Table2.A2" office:value-type="string">
            <text:p text:style-name="P26">Alu Elko</text:p>
            <text:p text:style-name="P7"><text:span text:style-name="T3">15</text:span> µF</text:p>
            <text:p text:style-name="P13"><text:span text:style-name="T3">16 </text:span>V</text:p>
          </table:table-cell>
          <table:table-cell table:style-name="Table2.C2" office:value-type="string">
            <text:p text:style-name="P19"/>
          </table:table-cell>
        </table:table-row>
        <table:table-row table:style-name="Table2.1">
          <table:table-cell table:style-name="Table2.A2" office:value-type="string">
            <text:p text:style-name="P26">Alu Elko</text:p>
            <text:p text:style-name="P7"><text:span text:style-name="T1">100</text:span> µF</text:p>
            <text:p text:style-name="P11"><text:span text:style-name="T1">25</text:span> V / <text:span text:style-name="T1">50 V</text:span></text:p>
          </table:table-cell>
          <table:table-cell table:style-name="Table2.A2" office:value-type="string">
            <text:p text:style-name="P26">Alu Elko</text:p>
            <text:p text:style-name="P7"><text:span text:style-name="T1">220</text:span> µF</text:p>
            <text:p text:style-name="P15">16 V / 40 V / 63 V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26">Folienkondensatoren</text:p>
            <text:p text:style-name="P27"><text:span text:style-name="T3">0,01 / 0,015 / 0,022</text:span> µF</text:p>
            <text:p text:style-name="P16">400 V</text:p>
          </table:table-cell>
          <table:table-cell table:style-name="Table2.A2" office:value-type="string">
            <text:p text:style-name="P26">Folienkondensatoren</text:p>
            <text:p text:style-name="P28">0,033/0,047/0,063 µF</text:p>
            <text:p text:style-name="P21"><text:span text:style-name="T3">400 </text:span>V / <text:span text:style-name="T3">250 V / 250 V</text:span></text:p>
          </table:table-cell>
          <table:table-cell table:style-name="Table2.C2" office:value-type="string">
            <text:p text:style-name="P26">Folienkondensatoren</text:p>
            <text:p text:style-name="P28">0,1 / 0,15 / 0,22 µF</text:p>
            <text:p text:style-name="P11"><text:span text:style-name="T3">250</text:span> V</text:p>
          </table:table-cell>
        </table:table-row>
        <table:table-row table:style-name="Table2.1">
          <table:table-cell table:style-name="Table2.A2" office:value-type="string">
            <text:p text:style-name="P26">Folienkondensatoren</text:p>
            <text:p text:style-name="P28">0,33 / 0,47 µF</text:p>
            <text:p text:style-name="P15">25<text:span text:style-name="T3">0</text:span> V</text:p>
          </table:table-cell>
          <table:table-cell table:style-name="Table2.A2" office:value-type="string">
            <text:p text:style-name="P26">Folienkondensatoren</text:p>
            <text:p text:style-name="P28">1 / 1,5 µF</text:p>
            <text:p text:style-name="P15">25<text:span text:style-name="T3">0</text:span> V / 63 V</text:p>
          </table:table-cell>
          <table:table-cell table:style-name="Table2.C2" office:value-type="string">
            <text:p text:style-name="P26">Folienkondensatoren</text:p>
            <text:p text:style-name="P28">4,7 µF</text:p>
            <text:p text:style-name="P21"><text:span text:style-name="T3">50</text:span> V</text:p>
          </table:table-cell>
        </table:table-row>
        <table:table-row table:style-name="Table2.1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0-11-21T09:25:54.871000000</meta:print-date>
    <dc:date>2020-12-24T19:30:47.556291104</dc:date>
    <meta:editing-duration>P1DT2H24M17S</meta:editing-duration>
    <meta:editing-cycles>8</meta:editing-cycles>
    <meta:generator>LibreOffice/5.2.3.3$Linux_X86_64 LibreOffice_project/d54a8868f08a7b39642414cf2c8ef2f228f780cf</meta:generator>
    <meta:document-statistic meta:table-count="2" meta:image-count="0" meta:object-count="0" meta:page-count="4" meta:paragraph-count="138" meta:word-count="332" meta:character-count="1299" meta:non-whitespace-character-count="1105"/>
  </office:meta>
</office:document-meta>
</file>